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2" svg:font-family="Calibri" style:font-family-generic="script"/>
    <style:font-face style:name="Lucida Calligraphy" svg:font-family="'Lucida Calligraphy'" style:font-family-generic="script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alligraphy1" svg:font-family="'Lucida Calligraphy'" style:font-family-generic="script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ellipseWipe" smil:subtype="circl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miscShapeWipe" smil:subtype="vertical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slideWipe" smil:subtype="fromLeft" smil:direction="reverse"/>
    </style:style>
    <style:style style:name="dp6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slideWipe" smil:subtype="fromLeft"/>
    </style:style>
    <style:style style:name="dp7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checkerBoardWipe" smil:subtype="across"/>
    </style:style>
    <style:style style:name="dp8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blindsWipe" smil:subtype="vertical"/>
    </style:style>
    <style:style style:name="dp9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miscShapeWipe" smil:subtype="horizontal"/>
    </style:style>
    <style:style style:name="dp10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Slide_20_de_20_títul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Soment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Somente_20_título-subtitle">
      <style:graphic-properties draw:fill-color="#ffffff" fo:min-height="17.637cm"/>
    </style:style>
    <style:style style:name="pr7" style:family="presentation" style:parent-style-name="Somente_20_título-notes">
      <style:graphic-properties draw:fill-color="#ffffff" fo:min-height="13.364cm"/>
    </style:style>
    <style:style style:name="pr8" style:family="presentation" style:parent-style-name="Somente_20_título-notes">
      <style:graphic-properties draw:fill-color="#ffffff" fo:min-height="11.429cm"/>
    </style:style>
    <style:style style:name="pr9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72pt" style:font-size-asian="72pt" style:font-size-complex="72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 style:font-size-asian="72pt" style:font-size-complex="72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e7e7e7" style:text-line-through-style="none" style:text-line-through-type="none" style:text-position="0% 100%" style:font-name="Lucida Calligraphy1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font-variant="normal" fo:text-transform="none" fo:color="#e7e7e7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e6e6e6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e6e6e6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e6e6e6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e6e6e6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7e7e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7e7e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e6e6e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 xml:id="id1" draw:id="id1">
        <draw:frame draw:name="Título 1" presentation:style-name="pr1" draw:text-style-name="P2" draw:layer="layout" svg:width="24.8cm" svg:height="4.082cm" svg:x="0.4cm" svg:y="5.918cm" presentation:class="title" presentation:user-transformed="true">
          <draw:text-box>
            <text:p text:style-name="P1"><text:span text:style-name="T1">Força e Sabedoria</text:span></text:p>
          </draw:text-box>
        </draw:frame>
        <draw:frame draw:name="Subtítulo 2" presentation:style-name="pr2" draw:text-style-name="P4" draw:layer="layout" svg:width="17.779cm" svg:height="4.867cm" svg:x="3.821cm" svg:y="9.6cm" presentation:class="subtitle" presentation:user-transformed="true">
          <draw:text-box>
            <text:p text:style-name="P3"><text:span text:style-name="T2">Anderson Freire</text:span></text:p>
          </draw:text-box>
        </draw:frame>
        <anim:par smil:dur="indefinite" smil:restart="never" presentation:node-type="timing-root">
          <anim:par smil:begin="id1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name="Espaço Reservado para Imagem de Slide 1" draw:style-name="gr1" draw:layer="layout" svg:width="12.699cm" svg:height="9.524cm" svg:x="3.175cm" svg:y="1.905cm" draw:page-number="1" presentation:class="page"/>
          <draw:frame draw:name="Espaço Reservado para Anotações 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4</text:page-number></text:span></text:p>
            </draw:text-box>
          </draw:frame>
        </presentation:notes>
      </draw:page>
      <draw:page draw:name="Oh, oh, oh, oh, oh,&#10;oh, oh, oh, oh " draw:style-name="dp3" draw:master-page-name="Somente_20_título" presentation:presentation-page-layout-name="AL2T32" xml:id="id2" draw:id="id2">
        <office:forms form:automatic-focus="false" form:apply-design-mode="false"/>
        <draw:frame draw:name="Título 3" presentation:style-name="pr5" draw:text-style-name="P9" draw:layer="layout" svg:width="23.43cm" svg:height="15.162cm" svg:x="1.27cm" svg:y="0.763cm" presentation:class="title" presentation:user-transformed="true">
          <draw:text-box>
            <text:p text:style-name="P8"><text:span text:style-name="T4">Oh, oh, oh, oh, oh,</text:span><text:span text:style-name="T4"><text:line-break/></text:span><text:span text:style-name="T4">oh, oh, oh, oh </text:span></text:p>
          </draw:text-box>
        </draw:frame>
        <draw:frame presentation:style-name="pr6" draw:text-style-name="P10" draw:layer="layout" svg:width="22.859cm" svg:height="17.637cm" svg:x="1.27cm" svg:y="0.763cm" presentation:class="subtitle" presentation:placeholder="true" presentation:user-transformed="true">
          <draw:text-box/>
        </draw:frame>
        <anim:par smil:dur="indefinite" smil:restart="never" presentation:node-type="timing-root">
          <anim:par smil:begin="id2.begin">
            <anim:transitionFilter smil:dur="3s" smil:type="miscShapeWipe" smil:subtype="vertical"/>
          </anim:par>
          <anim:seq smil:dur="0s" presentation:node-type="main-sequence"/>
        </anim:par>
        <presentation:notes draw:style-name="dp4">
          <draw:page-thumbnail draw:style-name="gr1" draw:layer="layout" svg:width="14.848cm" svg:height="11.136cm" svg:x="3.075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5" draw:master-page-name="Somente_20_título" presentation:presentation-page-layout-name="AL3T19" xml:id="id3" draw:id="id3">
        <draw:frame draw:name="Título 3" presentation:style-name="pr5" draw:text-style-name="P9" draw:layer="layout" svg:width="24.002cm" svg:height="17.801cm" svg:x="0.499cm" svg:y="0.524cm" presentation:class="title" presentation:user-transformed="true">
          <draw:text-box>
            <text:p text:style-name="P8"><text:span text:style-name="T5">Óh, meu criador Lembrei-me do </text:span><text:span text:style-name="T5"><text:line-break/></text:span><text:span text:style-name="T5">Teu grande amor </text:span><text:span text:style-name="T5"><text:line-break/></text:span><text:span text:style-name="T5">Ele extravasa em mim causando fervor </text:span><text:span text:style-name="T5"><text:line-break/></text:span><text:span text:style-name="T5">Minha mocidade vai algum dia terminar </text:span><text:span text:style-name="T5"><text:line-break/></text:span><text:span text:style-name="T5">Enquanto houver força em mim </text:span><text:span text:style-name="T5"><text:line-break/></text:span><text:span text:style-name="T5">Meu amanhã será linda recordação </text:span><text:span text:style-name="T5"><text:line-break/></text:span><text:span text:style-name="T5">Aprendi olhando Salomão</text:span></text:p>
          </draw:text-box>
        </draw:frame>
        <anim:par smil:dur="indefinite" smil:restart="never" presentation:node-type="timing-root">
          <anim:par smil:begin="id3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3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6" draw:master-page-name="Somente_20_título" presentation:presentation-page-layout-name="AL3T19" xml:id="id4" draw:id="id4">
        <draw:frame draw:name="Título 1" presentation:style-name="pr5" draw:text-style-name="P9" draw:layer="layout" svg:width="23.602cm" svg:height="18.001cm" svg:x="0.899cm" svg:y="0.324cm" presentation:class="title" presentation:user-transformed="true">
          <draw:text-box>
            <text:p text:style-name="P8"><text:span text:style-name="T6">Te dou toda a juventude que há em mim</text:span><text:span text:style-name="T6"><text:line-break/></text:span><text:span text:style-name="T6">Quero transpirar de amor </text:span><text:span text:style-name="T6"><text:line-break/></text:span><text:span text:style-name="T6">Te amo, Te amo, com obras, com fé </text:span><text:span text:style-name="T6"><text:line-break/></text:span><text:span text:style-name="T6">Te dou toda a juventude que há em mim</text:span><text:span text:style-name="T6"><text:line-break/></text:span><text:span text:style-name="T6">Quero transpirar de amor</text:span><text:span text:style-name="T6"><text:line-break/></text:span><text:span text:style-name="T6">Te amo, Te amo, com obras, com fé</text:span></text:p>
          </draw:text-box>
        </draw:frame>
        <anim:par smil:dur="indefinite" smil:restart="never" presentation:node-type="timing-root">
          <anim:par smil:begin="id4.begin">
            <anim:transitionFilter smil:dur="3s" smil:type="slideWipe" smil:subtype="fromLeft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4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7" draw:master-page-name="Somente_20_título" presentation:presentation-page-layout-name="AL3T19" xml:id="id5" draw:id="id5">
        <draw:frame draw:name="Título 1" presentation:style-name="pr5" draw:text-style-name="P9" draw:layer="layout" svg:width="23.23cm" svg:height="17.401cm" svg:x="1.27cm" svg:y="0.324cm" presentation:class="title" presentation:user-transformed="true">
          <draw:text-box>
            <text:p text:style-name="P8"><text:span text:style-name="T6">Óh, meu criador </text:span><text:span text:style-name="T6"><text:line-break/></text:span><text:span text:style-name="T6">Lembrei-me do Teu grande amor</text:span><text:span text:style-name="T6"><text:line-break/></text:span><text:span text:style-name="T6">Ele extravasa em mim causando fervor</text:span><text:span text:style-name="T6"><text:line-break/></text:span><text:span text:style-name="T6">Minha mocidade vai algum dia terminar</text:span><text:span text:style-name="T6"><text:line-break/></text:span><text:span text:style-name="T6">Enquanto houver força em mim</text:span><text:span text:style-name="T6"><text:line-break/></text:span><text:span text:style-name="T6">Meu amanhã será linda recordação</text:span><text:span text:style-name="T6"><text:line-break/></text:span><text:span text:style-name="T6">Aprendi olhando Salomão</text:span></text:p>
          </draw:text-box>
        </draw:frame>
        <anim:par smil:dur="indefinite" smil:restart="never" presentation:node-type="timing-root">
          <anim:par smil:begin="id5.begin">
            <anim:transitionFilter smil:dur="3s" smil:type="checkerBoardWipe" smil:subtype="across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5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8" draw:master-page-name="Somente_20_título" presentation:presentation-page-layout-name="AL3T19" xml:id="id6" draw:id="id6">
        <draw:frame draw:name="Título 1" presentation:style-name="pr5" draw:text-style-name="P9" draw:layer="layout" svg:width="23.03cm" svg:height="17.362cm" svg:x="1.27cm" svg:y="0.763cm" presentation:class="title" presentation:user-transformed="true">
          <draw:text-box>
            <text:p text:style-name="P8"><text:span text:style-name="T6">Te dou toda a juventude que há em mim</text:span><text:span text:style-name="T6"><text:line-break/></text:span><text:span text:style-name="T6">Quero transpirar de amor</text:span><text:span text:style-name="T6"><text:line-break/></text:span><text:span text:style-name="T6">Te amo, Te amo, com obras, com fé</text:span><text:span text:style-name="T6"><text:line-break/></text:span><text:span text:style-name="T6">Te dou toda a juventude que há em mim</text:span><text:span text:style-name="T6"><text:line-break/></text:span><text:span text:style-name="T6">Quero transpirar de amor</text:span><text:span text:style-name="T6"><text:line-break/></text:span><text:span text:style-name="T6">Te amo, Te amo, com obras, com fé </text:span></text:p>
          </draw:text-box>
        </draw:frame>
        <anim:par smil:dur="indefinite" smil:restart="never" presentation:node-type="timing-root">
          <anim:par smil:begin="id6.begin">
            <anim:transitionFilter smil:dur="3s" smil:type="blindsWipe" smil:subtype="vertical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6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9" draw:master-page-name="Somente_20_título" presentation:presentation-page-layout-name="AL3T19" xml:id="id7" draw:id="id7">
        <draw:frame draw:name="Título 1" presentation:style-name="pr5" draw:text-style-name="P9" draw:layer="layout" svg:width="23.23cm" svg:height="17.162cm" svg:x="1.27cm" svg:y="0.763cm" presentation:class="title" presentation:user-transformed="true">
          <draw:text-box>
            <text:p text:style-name="P8"><text:span text:style-name="T7">De que vale a força, a sabedoria</text:span><text:span text:style-name="T7"><text:line-break/></text:span><text:span text:style-name="T7">Se o meu alvo não está em Ti</text:span><text:span text:style-name="T7"><text:line-break/></text:span><text:span text:style-name="T7">De que vale a força, a sabedoria</text:span><text:span text:style-name="T7"><text:line-break/></text:span><text:span text:style-name="T7">Se eu não me lançar, </text:span><text:span text:style-name="T7"><text:line-break/></text:span><text:span text:style-name="T7">Senhor, para Ti?</text:span></text:p>
          </draw:text-box>
        </draw:frame>
        <anim:par smil:dur="indefinite" smil:restart="never" presentation:node-type="timing-root">
          <anim:par smil:begin="id7.begin">
            <anim:transitionFilter smil:dur="3s" smil:type="miscShapeWipe" smil:subtype="horizontal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7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0" draw:master-page-name="Somente_20_título" presentation:presentation-page-layout-name="AL3T19">
        <draw:frame draw:name="Título 1" presentation:style-name="pr5" draw:text-style-name="P9" draw:layer="layout" svg:width="23.802cm" svg:height="17.162cm" svg:x="0.699cm" svg:y="0.763cm" presentation:class="title" presentation:user-transformed="true">
          <draw:text-box>
            <text:p text:style-name="P8"><text:span text:style-name="T6">Te dou toda a juventude que há em mim</text:span><text:span text:style-name="T6"><text:line-break/></text:span><text:span text:style-name="T6">Quero transpirar de amor</text:span><text:span text:style-name="T6"><text:line-break/></text:span><text:span text:style-name="T6">Te amo, Te amo, com obras, com fé</text:span><text:span text:style-name="T6"><text:line-break/></text:span><text:span text:style-name="T6">Te dou toda a juventude que há em mim</text:span><text:span text:style-name="T6"><text:line-break/></text:span><text:span text:style-name="T6">Quero transpirar de amor</text:span><text:span text:style-name="T6"><text:line-break/></text:span><text:span text:style-name="T6">Te amo, Te amo, com obras, com fé</text:span></text:p>
          </draw:text-box>
        </draw:frame>
        <presentation:notes draw:style-name="dp4">
          <draw:page-thumbnail draw:style-name="gr1" draw:layer="layout" svg:width="12.699cm" svg:height="9.524cm" svg:x="3.175cm" svg:y="1.93cm" draw:page-number="8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e amo, Te amo, com obras, com fé" draw:style-name="dp10" draw:master-page-name="Somente_20_título" presentation:presentation-page-layout-name="AL3T19">
        <draw:frame draw:name="Título 1" presentation:style-name="pr9" draw:text-style-name="P9" draw:layer="layout" svg:width="23.43cm" svg:height="16.962cm" svg:x="1.27cm" svg:y="0.763cm" presentation:class="title" presentation:user-transformed="true">
          <draw:text-box>
            <text:p text:style-name="P8"><text:span text:style-name="T4">Te amo, Te amo, com obras, com fé</text:span></text:p>
          </draw:text-box>
        </draw:frame>
        <presentation:notes draw:style-name="dp4">
          <draw:page-thumbnail draw:style-name="gr1" draw:layer="layout" svg:width="12.699cm" svg:height="9.524cm" svg:x="3.175cm" svg:y="1.93cm" draw:page-number="9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h, oh, oh, oh, oh,&#10;oh, oh, oh, oh." draw:style-name="dp3" draw:master-page-name="Somente_20_título" presentation:presentation-page-layout-name="AL3T19" xml:id="id8" draw:id="id8">
        <draw:frame draw:name="Título 1" presentation:style-name="pr5" draw:text-style-name="P9" draw:layer="layout" svg:width="23.03cm" svg:height="16.962cm" svg:x="1.27cm" svg:y="0.763cm" presentation:class="title" presentation:user-transformed="true">
          <draw:text-box>
            <text:p text:style-name="P8"><text:span text:style-name="T4">Oh, oh, oh, oh, oh,</text:span><text:span text:style-name="T4"><text:line-break/></text:span><text:span text:style-name="T4">oh, oh, oh, oh.</text:span></text:p>
          </draw:text-box>
        </draw:frame>
        <anim:par smil:dur="indefinite" smil:restart="never" presentation:node-type="timing-root">
          <anim:par smil:begin="id8.begin">
            <anim:transitionFilter smil:dur="3s" smil:type="miscShapeWipe" smil:subtype="vertical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10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2" svg:font-family="Calibri" style:font-family-generic="script"/>
    <style:font-face style:name="Lucida Calligraphy" svg:font-family="'Lucida Calligraphy'" style:font-family-generic="script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alligraphy1" svg:font-family="'Lucida Calligraphy'" style:font-family-generic="script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0c0c0c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background" style:display-name="Somente título-background" style:family="presentation">
      <style:graphic-properties draw:stroke="none" draw:fill="solid" draw:fill-color="#0c0c0c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shrink-to-fit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c0c0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Soment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Somente_20_título-backgroundobjects">
      <style:graphic-properties draw:stroke="none" draw:fill="none" draw:fill-color="#ffffff" draw:auto-grow-height="false" fo:min-height="1.27cm"/>
    </style:style>
    <style:style style:name="Mpr8" style:family="presentation" style:parent-style-name="Somente_20_título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4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2-12">12/02/17</text:date></text:span></text:p>
        </draw:text-box>
      </draw:frame>
      <draw:frame draw:name="Espaço Reservado para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4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Somente_20_título" style:display-name="Somente título" style:page-layout-name="PM1" draw:style-name="Mdp1">
      <draw:frame draw:name="Títu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Espaço Reservado para Data 2" presentation:style-name="Mpr6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2-12">12/02/17</text:date></text:span></text:p>
        </draw:text-box>
      </draw:frame>
      <draw:frame draw:name="Espaço Reservado para Rodapé 3" presentation:style-name="Mpr6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4" presentation:style-name="Mpr6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4</text:page-number></text:span></text:p>
        </draw:text-box>
      </draw:frame>
      <draw:frame presentation:style-name="Soment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omente_20_título-title" draw:layer="backgroundobjects" svg:width="12.699cm" svg:height="9.524cm" svg:x="3.175cm" svg:y="1.93cm" presentation:class="page"/>
        <draw:frame presentation:style-name="Somente_20_título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rça e Sabedoria</dc:title>
    <meta:initial-creator>IVANILTO</meta:initial-creator>
    <meta:editing-cycles>10</meta:editing-cycles>
    <meta:creation-date>2016-07-20T18:41:01</meta:creation-date>
    <dc:date>2017-02-12T14:13:18.803041424</dc:date>
    <meta:editing-duration>PT1H31M32S</meta:editing-duration>
    <meta:generator>LibreOffice/5.2.5.1$Linux_X86_64 LibreOffice_project/20m0$Build-1</meta:generator>
    <meta:document-statistic meta:object-count="6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Executive" xlink:href=""/>
  </office:meta>
</office:document-meta>
</file>